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c04" officeooo:paragraph-rsid="0003ac04"/>
    </style:style>
    <style:style style:name="P2" style:family="paragraph" style:parent-style-name="Standard">
      <style:text-properties officeooo:paragraph-rsid="0003ac04"/>
    </style:style>
    <style:style style:name="T1" style:family="text">
      <style:text-properties officeooo:rsid="0004b3ac"/>
    </style:style>
    <style:style style:name="T2" style:family="text">
      <style:text-properties officeooo:rsid="00053031"/>
    </style:style>
    <style:style style:name="T3" style:family="text">
      <style:text-properties officeooo:rsid="000662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</text:span>ndex.<text:span text:style-name="T2">odt</text:span></text:p>
      <text:p text:style-name="P1"/>
      <text:p text:style-name="P1"/>
      <text:p text:style-name="P2"><text:a xlink:type="simple" xlink:href="https://media-nexus.github.io/documents/@pdf.pdf" text:style-name="Internet_20_link" text:visited-style-name="Visited_20_Internet_20_Link"><text:span text:style-name="T1">https://media-nexus.github.io/documents/@pdf.pdf</text:span></text:a></text:p>
      <text:p text:style-name="P2"/>
      <text:p text:style-name="P2"><text:a xlink:type="simple" xlink:href="https://media-nexus.github.io/documents/@index.pdf" text:style-name="Internet_20_link" text:visited-style-name="Visited_20_Internet_20_Link"><text:span text:style-name="T2">https://media-nexus.github.io/documents/@index.pdf</text:span></text:a></text:p>
      <text:p text:style-name="P2"/>
      <text:p text:style-name="P2"><text:a xlink:type="simple" xlink:href="https://media-nexus.github.io/documents/@index.doc" text:style-name="Internet_20_link" text:visited-style-name="Visited_20_Internet_20_Link"><text:span text:style-name="T3">https://media-nexus.github.io/documents/@index.doc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23:24:09.989000000</meta:creation-date>
    <meta:editing-cycles>4</meta:editing-cycles>
    <meta:editing-duration>PT8M50S</meta:editing-duration>
    <dc:description>comentariu</dc:description>
    <meta:keyword>index</meta:keyword>
    <meta:keyword>pdf</meta:keyword>
    <dc:subject>a page for index</dc:subject>
    <dc:title>index for website</dc:title>
    <dc:date>2022-12-11T03:36:26.884000000</dc:date>
    <meta:generator>LibreOffice/7.1.8.1$Windows_x86 LibreOffice_project/e1f30c802c3269a1d052614453f260e49458c82c</meta:generator>
    <meta:document-statistic meta:table-count="0" meta:image-count="0" meta:object-count="0" meta:page-count="1" meta:paragraph-count="4" meta:word-count="4" meta:character-count="157" meta:non-whitespace-character-count="157"/>
  </office:meta>
</office:document-meta>
</file>